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, 'Times New Roman MSFontService', serif"/>
    <style:font-face style:name="Times New Roman2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4" style:family="table">
      <style:table-properties style:width="3.5in" table:align="margins" style:writing-mode="lr-tb"/>
    </style:style>
    <style:style style:name="Table4.A" style:family="table-column">
      <style:table-column-properties style:column-width="0.4375in" style:rel-column-width="8191*"/>
    </style:style>
    <style:style style:name="Table4.C" style:family="table-column">
      <style:table-column-properties style:column-width="0.4375in" style:rel-column-width="8192*"/>
    </style:style>
    <style:style style:name="Table4.H" style:family="table-column">
      <style:table-column-properties style:column-width="0.4375in" style:rel-column-width="819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5in" table:align="margins" style:writing-mode="lr-tb"/>
    </style:style>
    <style:style style:name="Table1.A" style:family="table-column">
      <style:table-column-properties style:column-width="1.75in" style:rel-column-width="32767*"/>
    </style:style>
    <style:style style:name="Table1.B" style:family="table-column">
      <style:table-column-properties style:column-width="1.7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5in" table:align="margins" style:writing-mode="lr-tb"/>
    </style:style>
    <style:style style:name="Table2.A" style:family="table-column">
      <style:table-column-properties style:column-width="1.75in" style:rel-column-width="32767*"/>
    </style:style>
    <style:style style:name="Table2.B" style:family="table-column">
      <style:table-column-properties style:column-width="1.7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5in" table:align="margins" style:writing-mode="lr-tb"/>
    </style:style>
    <style:style style:name="Table3.A" style:family="table-column">
      <style:table-column-properties style:column-width="0.5833in" style:rel-column-width="10922*"/>
    </style:style>
    <style:style style:name="Table3.C" style:family="table-column">
      <style:table-column-properties style:column-width="0.5833in" style:rel-column-width="10923*"/>
    </style:style>
    <style:style style:name="Table3.E" style:family="table-column">
      <style:table-column-properties style:column-width="1.1667in" style:rel-column-width="2184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Title">
      <style:paragraph-properties fo:padding="0in" fo:border="none"/>
      <style:text-properties officeooo:paragraph-rsid="001e802e"/>
    </style:style>
    <style:style style:name="P4" style:family="paragraph" style:parent-style-name="Authors">
      <style:paragraph-properties fo:padding="0in" fo:border="none"/>
    </style:style>
    <style:style style:name="P5" style:family="paragraph" style:parent-style-name="Standard">
      <style:text-properties fo:font-size="10pt" fo:language="es" fo:country="VE" officeooo:paragraph-rsid="001f2e69" style:font-size-asian="10pt" style:font-size-complex="10pt"/>
    </style:style>
    <style:style style:name="P6" style:family="paragraph" style:parent-style-name="Standard">
      <style:text-properties fo:font-size="10pt" fo:language="es" fo:country="VE" officeooo:paragraph-rsid="00229c3f" style:font-size-asian="10pt" style:font-size-complex="10pt"/>
    </style:style>
    <style:style style:name="P7" style:family="paragraph" style:parent-style-name="Standard">
      <style:text-properties fo:font-size="10pt" fo:language="es" fo:country="VE" style:text-underline-style="solid" style:text-underline-width="auto" style:text-underline-color="font-color" fo:font-weight="bold" officeooo:paragraph-rsid="001f2e69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language="es" fo:country="VE" fo:font-style="normal" fo:font-weight="normal" officeooo:paragraph-rsid="001f2e69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font-size="10pt" fo:language="es" fo:country="VE" fo:font-weight="normal" officeooo:paragraph-rsid="001f2e6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language="es" fo:country="VE" fo:font-style="italic" fo:font-weight="normal" officeooo:paragraph-rsid="001f2e69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0pt" fo:language="es" fo:country="VE" fo:font-style="italic" fo:font-weight="normal" officeooo:paragraph-rsid="00229c3f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9pt" officeooo:paragraph-rsid="002dae10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fo:language="es" fo:country="VE" officeooo:paragraph-rsid="002dae10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72bd12" officeooo:paragraph-rsid="0072bd12" style:font-size-asian="10pt" style:font-style-asian="normal" style:font-weight-asian="normal" style:text-emphasize="none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paragraph-properties fo:text-align="center" style:justify-single-word="false"/>
      <style:text-properties style:font-name="Times new Roman" officeooo:rsid="007410b2" officeooo:paragraph-rsid="007410b2"/>
    </style:style>
    <style:style style:name="P17" style:family="paragraph" style:parent-style-name="Standard">
      <style:paragraph-properties fo:text-align="center" style:justify-single-word="false"/>
      <style:text-properties style:font-name="Times new Roman"/>
    </style:style>
    <style:style style:name="P18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normal"/>
    </style:style>
    <style:style style:name="P19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normal" officeooo:paragraph-rsid="0026619b"/>
    </style:style>
    <style:style style:name="P20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center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bold" officeooo:rsid="003a3c1e" officeooo:paragraph-rsid="003cf680" style:font-weight-asian="bold" style:font-weight-complex="bold"/>
    </style:style>
    <style:style style:name="P21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22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0pt" fo:language="es" fo:country="ES" fo:font-style="italic" fo:font-weight="normal"/>
    </style:style>
    <style:style style:name="P23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center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0pt" fo:language="es" fo:country="ES" fo:font-style="normal" fo:font-weight="bold" officeooo:rsid="003a3c1e" officeooo:paragraph-rsid="003a3c1e" style:font-weight-asian="bold" style:font-weight-complex="bold"/>
    </style:style>
    <style:style style:name="P24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0pt" fo:language="es" fo:country="ES" fo:font-style="normal" fo:font-weight="bold" officeooo:rsid="003a3c1e" officeooo:paragraph-rsid="003a3c1e" style:font-weight-asian="bold" style:font-weight-complex="bold"/>
    </style:style>
    <style:style style:name="P25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0pt" fo:language="es" fo:country="ES" fo:font-style="normal" fo:font-weight="bold" officeooo:rsid="003a3c1e" style:font-weight-asian="bold" style:font-weight-complex="bold"/>
    </style:style>
    <style:style style:name="P26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center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0pt" fo:language="es" fo:country="ES" fo:font-style="normal" fo:font-weight="bold" officeooo:rsid="0043e6ea" officeooo:paragraph-rsid="0043e6ea" style:font-weight-asian="bold" style:font-weight-complex="bold"/>
    </style:style>
    <style:style style:name="P27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center" style:justify-single-word="false" fo:text-indent="0in" style:auto-text-indent="false" fo:background-color="transparent" fo:padding="0in" fo:border="none"/>
      <style:text-properties fo:font-variant="normal" fo:text-transform="none" fo:font-weight="bold" officeooo:rsid="00691d70" officeooo:paragraph-rsid="00691d70" fo:background-color="transparent" style:font-weight-asian="bold" style:font-weight-complex="bold"/>
    </style:style>
    <style:style style:name="P28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language="en" fo:country="US"/>
    </style:style>
    <style:style style:name="P29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style:font-name="Times new Roman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language="en" fo:country="US" fo:font-style="normal" fo:font-weight="normal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fo:font-variant="normal" fo:text-transform="none" style:font-name="Times New Roman1" fo:font-size="10pt" fo:language="es" fo:country="ES" fo:font-style="normal" fo:font-weight="normal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fo:font-variant="normal" fo:text-transform="none" style:font-name="Times New Roman1" fo:font-size="10pt" fo:language="es" fo:country="ES" fo:font-style="normal" fo:font-weight="normal" fo:background-color="#fff200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style:font-name="Times new Roman" fo:font-size="10pt" style:font-size-asian="10pt" style:font-size-complex="10pt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style:font-name="Times new Roman" fo:font-size="10pt" officeooo:rsid="004a4a4b" style:font-size-asian="10pt" style:font-size-complex="10pt" loext:padding="0in" loext:border="none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style:font-name="Times new Roman" fo:font-size="10pt" style:font-size-asian="10pt" style:font-size-complex="10pt" loext:padding="0in" loext:border="none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style:font-name="Times New Roman2" fo:font-size="10pt" officeooo:rsid="00840ac1" officeooo:paragraph-rsid="00840ac1" style:font-size-asian="10pt" style:font-size-complex="10pt" loext:padding="0in" loext:border="none"/>
    </style:style>
    <style:style style:name="P37" style:family="paragraph" style:parent-style-name="Table_20_Contents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ize="10pt" fo:language="es" fo:country="VE" fo:font-style="italic" fo:font-weight="normal" officeooo:paragraph-rsid="001f2e69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officeooo:paragraph-rsid="0066b518"/>
    </style:style>
    <style:style style:name="P40" style:family="paragraph" style:parent-style-name="Footnote">
      <style:text-properties officeooo:paragraph-rsid="0028e926"/>
    </style:style>
    <style:style style:name="P41" style:family="paragraph" style:parent-style-name="Footnote">
      <style:paragraph-properties fo:margin-left="0in" fo:margin-right="0in" fo:text-indent="0.1402in" style:auto-text-indent="false"/>
    </style:style>
    <style:style style:name="P42" style:family="paragraph" style:parent-style-name="Text_20_body">
      <style:text-properties fo:font-variant="normal" fo:text-transform="none" fo:language="en" fo:country="US" fo:font-style="normal" fo:font-weight="normal"/>
    </style:style>
    <style:style style:name="P43" style:family="paragraph" style:parent-style-name="Text_20_body">
      <style:text-properties fo:font-variant="normal" fo:text-transform="none" fo:language="en" fo:country="US" fo:font-style="normal" fo:font-weight="normal" officeooo:paragraph-rsid="001f2e69"/>
    </style:style>
    <style:style style:name="P44" style:family="paragraph" style:parent-style-name="Table_20_Contents">
      <style:text-properties fo:language="es" fo:country="ES" officeooo:rsid="003a3c1e" officeooo:paragraph-rsid="003a3c1e"/>
    </style:style>
    <style:style style:name="P45" style:family="paragraph" style:parent-style-name="Table_20_Contents">
      <style:text-properties fo:language="es" fo:country="ES" officeooo:rsid="003a3c1e" officeooo:paragraph-rsid="003ba713"/>
    </style:style>
    <style:style style:name="P46" style:family="paragraph" style:parent-style-name="Table_20_Contents">
      <style:text-properties fo:language="es" fo:country="ES" officeooo:rsid="003a3c1e" officeooo:paragraph-rsid="003cf680"/>
    </style:style>
    <style:style style:name="P47" style:family="paragraph" style:parent-style-name="Table_20_Contents">
      <style:paragraph-properties fo:text-align="center" style:justify-single-word="false"/>
      <style:text-properties officeooo:rsid="003ba713" officeooo:paragraph-rsid="003ba713"/>
    </style:style>
    <style:style style:name="P48" style:family="paragraph" style:parent-style-name="Table_20_Contents">
      <style:text-properties fo:font-weight="normal" officeooo:rsid="003ba713" officeooo:paragraph-rsid="003ba713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officeooo:rsid="003cf680" officeooo:paragraph-rsid="003cf680"/>
    </style:style>
    <style:style style:name="P50" style:family="paragraph" style:parent-style-name="Table_20_Contents">
      <style:text-properties fo:font-variant="normal" fo:text-transform="none" fo:color="#000000" style:font-name="Times new Roman" fo:font-size="10pt" fo:letter-spacing="normal" fo:font-style="normal" fo:font-weight="normal" officeooo:rsid="003ba713" officeooo:paragraph-rsid="0048da92" style:font-size-asian="10pt" style:font-weight-asian="normal" style:font-size-complex="10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imes new Roman" fo:font-size="10pt" fo:letter-spacing="normal" fo:font-style="normal" fo:font-weight="normal" officeooo:rsid="0048da92" officeooo:paragraph-rsid="0048da92" style:font-size-asian="10pt" style:font-size-complex="10pt"/>
    </style:style>
    <style:style style:name="P52" style:family="paragraph" style:parent-style-name="Table_20_Contents">
      <style:paragraph-properties style:line-height-at-least="0.1772in"/>
      <style:text-properties style:font-name="Times new Roman" fo:font-size="10pt" fo:language="es" fo:country="ES" fo:font-weight="normal" style:font-size-asian="10pt" style:font-size-complex="10pt"/>
    </style:style>
    <style:style style:name="P53" style:family="paragraph" style:parent-style-name="Table_20_Contents">
      <style:text-properties style:font-name="Times new Roman" fo:font-size="10pt" fo:language="es" fo:country="ES" fo:font-weight="normal" officeooo:rsid="00474caa" officeooo:paragraph-rsid="00474caa" style:font-size-asian="10pt" style:font-size-complex="10pt"/>
    </style:style>
    <style:style style:name="P54" style:family="paragraph" style:parent-style-name="Table_20_Contents">
      <style:text-properties style:font-name="Times new Roman" fo:font-size="10pt" fo:language="es" fo:country="ES" officeooo:rsid="003a3c1e" officeooo:paragraph-rsid="00454414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0pt" officeooo:rsid="00474caa" officeooo:paragraph-rsid="00474caa" style:font-size-asian="10pt" style:font-size-complex="10pt"/>
    </style:style>
    <style:style style:name="P56" style:family="paragraph" style:parent-style-name="Table_20_Contents">
      <style:text-properties style:font-name="Times new Roman" fo:font-size="10pt" fo:font-weight="normal" officeooo:rsid="0058ea24" officeooo:paragraph-rsid="0058ea24" style:font-size-asian="10pt" style:font-weight-asian="normal" style:font-size-complex="10pt" style:font-weight-complex="normal"/>
    </style:style>
    <style:style style:name="P57" style:family="paragraph" style:parent-style-name="Table_20_Contents">
      <style:text-properties style:font-name="Times new Roman" fo:font-size="10pt" fo:font-weight="normal" officeooo:rsid="003ba713" officeooo:paragraph-rsid="0058ea24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3ba713" officeooo:paragraph-rsid="007dc30e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officeooo:rsid="007ccd2a" officeooo:paragraph-rsid="007ccd2a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officeooo:rsid="007d012c" officeooo:paragraph-rsid="007d012c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officeooo:rsid="007b8368" officeooo:paragraph-rsid="007b8368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officeooo:rsid="0072bd12" officeooo:paragraph-rsid="0072bd12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officeooo:rsid="007410b2" officeooo:paragraph-rsid="007410b2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officeooo:rsid="007665f3" officeooo:paragraph-rsid="007665f3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officeooo:rsid="0077fe3e" officeooo:paragraph-rsid="0077fe3e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officeooo:rsid="0079b076" officeooo:paragraph-rsid="0079b076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officeooo:rsid="007558ed" officeooo:paragraph-rsid="007558e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officeooo:rsid="007dc30e" officeooo:paragraph-rsid="007dc30e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officeooo:rsid="00756a5d" officeooo:paragraph-rsid="00756a5d"/>
    </style:style>
    <style:style style:name="P70" style:family="paragraph" style:parent-style-name="Table_20_Contents">
      <style:text-properties style:font-name="Times new Roman" officeooo:rsid="006e6f8e" officeooo:paragraph-rsid="006e6f8e"/>
    </style:style>
    <style:style style:name="P71" style:family="paragraph" style:parent-style-name="Table_20_Contents">
      <style:text-properties style:font-name="Times new Roman" officeooo:rsid="0070eb2f" officeooo:paragraph-rsid="0070eb2f"/>
    </style:style>
    <style:style style:name="P72" style:family="paragraph" style:parent-style-name="Table_20_Contents">
      <style:text-properties officeooo:paragraph-rsid="006e6f8e"/>
    </style:style>
    <style:style style:name="P73" style:family="paragraph" style:parent-style-name="Table_20_Contents">
      <style:text-properties officeooo:rsid="0070eb2f" officeooo:paragraph-rsid="00723a40"/>
    </style:style>
    <style:style style:name="P74" style:family="paragraph" style:parent-style-name="Table_20_Contents">
      <style:paragraph-properties fo:text-align="center" style:justify-single-word="false"/>
      <style:text-properties officeooo:rsid="00840ac1" officeooo:paragraph-rsid="00840ac1"/>
    </style:style>
    <style:style style:name="P75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76" style:family="paragraph" style:parent-style-name="Text_20_body">
      <style:paragraph-properties fo:text-align="start" style:justify-single-word="false" style:writing-mode="lr-tb"/>
      <style:text-properties fo:font-variant="normal" fo:text-transform="non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officeooo:rsid="006e6f8e" officeooo:paragraph-rsid="006e6f8e" style:font-size-asian="10pt" style:font-style-asian="normal" style:font-weight-asian="normal" style:text-emphasize="none"/>
    </style:style>
    <style:style style:name="P77" style:family="paragraph" style:parent-style-name="Text_20_body">
      <style:paragraph-properties fo:text-align="start" style:justify-single-word="false" style:writing-mode="lr-tb"/>
      <style:text-properties fo:font-variant="normal" fo:text-transform="none" style:font-name="Times new Roman" fo:language="en" fo:country="US" fo:font-style="normal" fo:font-weight="normal" officeooo:rsid="006e6f8e" officeooo:paragraph-rsid="006e6f8e"/>
    </style:style>
    <style:style style:name="P78" style:family="paragraph" style:parent-style-name="Standard" style:master-page-name="Standard">
      <style:paragraph-properties fo:text-align="justify" style:justify-single-word="false" fo:orphans="0" fo:widows="0" style:page-number="auto"/>
    </style:style>
    <style:style style:name="P79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officeooo:paragraph-rsid="005366ee"/>
    </style:style>
    <style:style style:name="P80" style:family="paragraph" style:parent-style-name="Text_20_body">
      <loext:graphic-properties draw:fill="none" draw:fill-color="#ffffff"/>
      <style:paragraph-properties fo:margin-left="0in" fo:margin-right="0in" fo:margin-top="0in" fo:margin-bottom="0.1965in" loext:contextual-spacing="false" style:line-height-at-least="0.1772in" fo:text-align="justify" style:justify-single-word="false" fo:text-indent="0in" style:auto-text-indent="false" fo:background-color="transparent" fo:padding="0in" fo:border="none"/>
      <style:text-properties fo:language="en" fo:country="US" officeooo:paragraph-rsid="008cb56f"/>
    </style:style>
    <style:style style:name="P81" style:family="paragraph" style:parent-style-name="Heading_20_1" style:list-style-name="WWNum2"/>
    <style:style style:name="P82" style:family="paragraph" style:parent-style-name="Heading_20_1" style:list-style-name="WWNum2">
      <style:text-properties officeooo:paragraph-rsid="001f2e69"/>
    </style:style>
    <style:style style:name="P83" style:family="paragraph" style:parent-style-name="Heading_20_1" style:list-style-name="WWNum2">
      <style:text-properties fo:language="es" fo:country="VE"/>
    </style:style>
    <style:style style:name="P84" style:family="paragraph" style:parent-style-name="Footnote" style:master-page-name="Converted2">
      <style:paragraph-properties style:page-number="auto"/>
      <style:text-properties fo:language="es" fo:country="VE"/>
    </style:style>
    <style:style style:name="T1" style:family="text">
      <style:text-properties fo:font-size="8pt" style:font-size-asian="8pt"/>
    </style:style>
    <style:style style:name="T2" style:family="text">
      <style:text-properties fo:language="es" fo:country="VE"/>
    </style:style>
    <style:style style:name="T3" style:family="text">
      <style:text-properties fo:language="es" fo:country="VE" officeooo:rsid="0028e926"/>
    </style:style>
    <style:style style:name="T4" style:family="text">
      <style:text-properties fo:language="es" fo:country="VE" officeooo:rsid="002a636a"/>
    </style:style>
    <style:style style:name="T5" style:family="text">
      <style:text-properties fo:language="es" fo:country="VE" officeooo:rsid="002c1596"/>
    </style:style>
    <style:style style:name="T6" style:family="text">
      <style:text-properties fo:language="es" fo:country="VE" officeooo:rsid="00300a59"/>
    </style:style>
    <style:style style:name="T7" style:family="text">
      <style:text-properties fo:language="es" fo:country="VE" officeooo:rsid="0054e9c7"/>
    </style:style>
    <style:style style:name="T8" style:family="text">
      <style:text-properties fo:font-size="10pt" fo:language="es" fo:country="VE" style:font-size-asian="10pt" style:font-size-complex="10pt"/>
    </style:style>
    <style:style style:name="T9" style:family="text">
      <style:text-properties fo:font-size="10pt" fo:language="es" fo:country="ES"/>
    </style:style>
    <style:style style:name="T10" style:family="text">
      <style:text-properties fo:font-size="10pt" fo:language="es" fo:country="ES" fo:font-weight="normal"/>
    </style:style>
    <style:style style:name="T11" style:family="text">
      <style:text-properties style:font-name="Times New Roman" fo:font-size="10pt" fo:language="es" fo:country="ES" style:font-size-asian="10pt" style:font-size-complex="10pt"/>
    </style:style>
    <style:style style:name="T12" style:family="text">
      <style:text-properties style:font-name="Times New Roman1" fo:language="es" fo:country="VE" fo:font-style="italic" fo:font-weight="bold" officeooo:rsid="00300a59"/>
    </style:style>
    <style:style style:name="T13" style:family="text">
      <style:text-properties style:font-name="Times New Roman1" fo:language="es" fo:country="VE" fo:font-weight="bold" officeooo:rsid="00300a59"/>
    </style:style>
    <style:style style:name="T14" style:family="text">
      <style:text-properties style:font-name="Times New Roman1" fo:font-size="11pt" fo:language="es" fo:country="ES"/>
    </style:style>
    <style:style style:name="T15" style:family="text">
      <style:text-properties style:font-name="Times New Roman1" fo:font-size="10pt" fo:language="es" fo:country="ES"/>
    </style:style>
    <style:style style:name="T16" style:family="text">
      <style:text-properties style:font-name="Times New Roman1" fo:font-size="10pt" fo:language="es" fo:country="ES" fo:font-style="normal" fo:font-weight="normal"/>
    </style:style>
    <style:style style:name="T17" style:family="text">
      <style:text-properties style:font-name="Times New Roman1" fo:font-size="10pt" fo:language="es" fo:country="ES" fo:font-weight="bold"/>
    </style:style>
    <style:style style:name="T18" style:family="text">
      <style:text-properties style:font-name="Times New Roman1" fo:font-size="10pt" fo:language="es" fo:country="ES" fo:font-weight="bold" style:font-weight-asian="bold" style:font-weight-complex="bold"/>
    </style:style>
    <style:style style:name="T19" style:family="text">
      <style:text-properties style:font-name="Times New Roman1" fo:font-size="10pt" fo:language="es" fo:country="ES" fo:font-weight="bold" officeooo:rsid="0066b518" style:font-weight-asian="normal" style:font-weight-complex="normal"/>
    </style:style>
    <style:style style:name="T20" style:family="text">
      <style:text-properties style:font-name="Times New Roman1" fo:font-size="10pt" fo:language="es" fo:country="ES" fo:font-style="italic" style:font-style-asian="italic" style:font-style-complex="italic"/>
    </style:style>
    <style:style style:name="T21" style:family="text">
      <style:text-properties style:font-name="Times New Roman1" fo:font-size="10pt" fo:language="es" fo:country="ES" fo:font-style="italic" fo:font-weight="normal" style:font-style-asian="italic" style:font-style-complex="italic"/>
    </style:style>
    <style:style style:name="T22" style:family="text">
      <style:text-properties style:font-name="Times New Roman1" fo:font-size="10pt" fo:language="es" fo:country="ES" officeooo:rsid="0035aef1"/>
    </style:style>
    <style:style style:name="T23" style:family="text">
      <style:text-properties style:font-name="Times New Roman1" fo:font-size="10pt" fo:language="es" fo:country="ES" officeooo:rsid="003cf680"/>
    </style:style>
    <style:style style:name="T24" style:family="text">
      <style:text-properties style:font-name="Times New Roman1" fo:font-size="10pt" fo:language="es" fo:country="ES" fo:font-weight="normal" officeooo:rsid="0066b518" style:font-weight-asian="normal" style:font-weight-complex="normal"/>
    </style:style>
    <style:style style:name="T25" style:family="text">
      <style:text-properties style:font-name="Times New Roman1" fo:font-size="10pt" fo:language="es" fo:country="ES" officeooo:rsid="003dc2e9"/>
    </style:style>
    <style:style style:name="T26" style:family="text">
      <style:text-properties style:font-name="Times New Roman1" fo:font-size="10pt" fo:language="es" fo:country="ES" officeooo:rsid="007fbf9a"/>
    </style:style>
    <style:style style:name="T27" style:family="text">
      <style:text-properties style:font-name="Times New Roman1" fo:font-size="10pt" fo:language="es" fo:country="ES" officeooo:rsid="008120ea"/>
    </style:style>
    <style:style style:name="T28" style:family="text">
      <style:text-properties style:font-name="Times New Roman1" fo:font-size="10pt" fo:language="es" fo:country="VE" fo:font-weight="bold" officeooo:rsid="0066b518" style:font-weight-asian="normal" style:font-weight-complex="normal"/>
    </style:style>
    <style:style style:name="T29" style:family="text">
      <style:text-properties style:font-name="Times New Roman1" fo:font-size="10pt" fo:language="es" fo:country="VE" fo:font-weight="normal" officeooo:rsid="0066b518" style:font-weight-asian="normal" style:font-weight-complex="normal"/>
    </style:style>
    <style:style style:name="T30" style:family="text">
      <style:text-properties style:font-name="Times New Roman1" fo:font-size="8pt" fo:language="es" fo:country="ES" style:font-size-asian="8pt" style:font-size-complex="8pt"/>
    </style:style>
    <style:style style:name="T31" style:family="text">
      <style:text-properties style:font-name="Times New Roman1" fo:language="es" fo:country="ES" fo:font-weight="bold" officeooo:rsid="00300a59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variant="normal" fo:text-transform="none" style:font-name="Times New Roman1" fo:font-size="10pt" fo:language="es" fo:country="ES" fo:font-style="normal" fo:font-weight="normal"/>
    </style:style>
    <style:style style:name="T34" style:family="text">
      <style:text-properties fo:font-variant="normal" fo:text-transform="none" style:font-name="Times New Roman1" fo:font-size="10pt" fo:language="es" fo:country="ES" fo:font-style="normal" fo:font-weight="normal" officeooo:rsid="00527c0f"/>
    </style:style>
    <style:style style:name="T35" style:family="text">
      <style:text-properties fo:font-variant="normal" fo:text-transform="none" style:font-name="Times New Roman1" fo:font-size="10pt" fo:language="es" fo:country="ES" fo:font-style="normal" fo:font-weight="bold"/>
    </style:style>
    <style:style style:name="T36" style:family="text">
      <style:text-properties fo:font-variant="normal" fo:text-transform="none" style:font-name="Times New Roman1" fo:font-size="10pt" fo:language="es" fo:country="ES" fo:font-style="normal" fo:font-weight="bold" style:font-weight-asian="bold" style:font-weight-complex="bold"/>
    </style:style>
    <style:style style:name="T37" style:family="text">
      <style:text-properties fo:font-variant="normal" fo:text-transform="none" style:font-name="Times New Roman1" fo:font-size="10pt" fo:language="es" fo:country="ES" officeooo:rsid="00527c0f"/>
    </style:style>
    <style:style style:name="T38" style:family="text">
      <style:text-properties fo:font-variant="normal" fo:text-transform="none" fo:font-style="normal" fo:font-weight="normal"/>
    </style:style>
    <style:style style:name="T39" style:family="text">
      <style:text-properties fo:font-variant="normal" fo:text-transform="none" fo:language="en" fo:country="US" fo:font-style="normal" fo:font-weight="normal"/>
    </style:style>
    <style:style style:name="T40" style:family="text">
      <style:text-properties fo:font-variant="normal" fo:text-transform="none" fo:font-size="10pt" fo:language="es" fo:country="ES" fo:font-style="normal" fo:font-weight="normal"/>
    </style:style>
    <style:style style:name="T41" style:family="text">
      <style:text-properties fo:font-variant="normal" fo:text-transform="none" fo:font-size="10pt" fo:language="es" fo:country="ES" fo:font-style="normal" fo:font-weight="bold"/>
    </style:style>
    <style:style style:name="T42" style:family="text">
      <style:text-properties fo:color="#0000ff" fo:language="es" fo:country="VE"/>
    </style:style>
    <style:style style:name="T43" style:family="text">
      <style:text-properties officeooo:rsid="003ba713"/>
    </style:style>
    <style:style style:name="T44" style:family="text">
      <style:text-properties officeooo:rsid="004a4a4b" loext:padding="0in" loext:border="none"/>
    </style:style>
    <style:style style:name="T45" style:family="text">
      <style:text-properties loext:padding="0in" loext:border="none"/>
    </style:style>
    <style:style style:name="T46" style:family="text">
      <style:text-properties officeooo:rsid="005cd340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fo:font-style="normal" style:font-style-asian="normal" style:font-style-complex="normal"/>
    </style:style>
    <style:style style:name="T49" style:family="text">
      <style:text-properties style:font-name="Times new Roman" fo:font-style="normal" officeooo:rsid="006e6f8e" style:font-style-asian="normal" style:font-style-complex="normal"/>
    </style:style>
    <style:style style:name="T50" style:family="text">
      <style:text-properties officeooo:rsid="0082a5d1"/>
    </style:style>
    <style:style style:name="T51" style:family="text">
      <style:text-properties officeooo:rsid="00840ac1"/>
    </style:style>
    <style:style style:name="T52" style:family="text">
      <style:text-properties officeooo:rsid="0084648b"/>
    </style:style>
    <style:style style:name="T53" style:family="text">
      <style:text-properties officeooo:rsid="0084648b" loext:padding="0in" loext:border="none"/>
    </style:style>
    <style:style style:name="T54" style:family="text">
      <style:text-properties officeooo:rsid="00864567"/>
    </style:style>
    <style:style style:name="T55" style:family="text">
      <style:text-properties officeooo:rsid="0086b493"/>
    </style:style>
    <style:style style:name="T56" style:family="text">
      <style:text-properties officeooo:rsid="0086b493" loext:padding="0in" loext:border="none"/>
    </style:style>
    <style:style style:name="T57" style:family="text">
      <style:text-properties officeooo:rsid="008780e8"/>
    </style:style>
    <style:style style:name="T58" style:family="text">
      <style:text-properties officeooo:rsid="00890ffc"/>
    </style:style>
    <style:style style:name="T59" style:family="text">
      <style:text-properties officeooo:rsid="00890ffc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8"><text:note text:id="ftn1" text:note-class="footnote"><text:note-citation text:label=""></text:note-citation><text:note-body><text:p text:style-name="P84">Este trabajo no fue financiado de ninguna forma. </text:p><text:p text:style-name="P40"><text:span text:style-name="MemberType"><text:span text:style-name="T30">Morón</text:span></text:span><text:span text:style-name="T2">, J. es Asistente Docente en el Departamento de Computación de la Universidad de Los Andes, Mérida, 5101 VEN (e-mail: </text:span><text:span text:style-name="Internet_20_link"><text:span text:style-name="T3">juandiegp17@gmail.com</text:span></text:span><text:span text:style-name="T2">). </text:span></text:p><text:p text:style-name="P41"><text:span text:style-name="T4">Rojas</text:span><text:span text:style-name="T2">, </text:span><text:span text:style-name="T4">J</text:span><text:span text:style-name="T2">. es estudiante regular de la Universidad de Los Andes, Mérida, 5101 VEN (e-mail: </text:span><text:span text:style-name="T7">d</text:span><text:span text:style-name="T42">arwingb18</text:span><text:a xlink:type="simple" xlink:href="mailto:elvispaez18@gmail.com" text:style-name="Internet_20_link" text:visited-style-name="Visited_20_Internet_20_Link"><text:span text:style-name="Internet_20_link"><text:span text:style-name="T2">@gmail.com</text:span></text:span></text:a><text:span text:style-name="T2">).</text:span></text:p><text:p text:style-name="Footnote"><text:span text:style-name="T4">Gonzales</text:span><text:span text:style-name="T2">, </text:span><text:span text:style-name="T4">D</text:span><text:span text:style-name="T2">. es estudiante regular de la Universidad de LosAndes, Mérida, 5101, VEN (e-mail: </text:span><text:a xlink:type="simple" xlink:href="mailto:javiermerida05@gmail.com" text:style-name="Internet_20_link" text:visited-style-name="Visited_20_Internet_20_Link"><text:span text:style-name="Internet_20_link"><text:span text:style-name="T2">@gmail.com</text:span></text:span></text:a><text:span text:style-name="T2"> )</text:span></text:p><text:p text:style-name="Footnote"/></text:note-body></text:note></text:p>
        <text:p text:style-name="P12"><draw:frame draw:style-name="fr2" draw:name="Frame1" text:anchor-type="paragraph" svg:y="0.0008in" svg:width="6.5in" draw:z-index="0"><draw:text-box fo:min-height="0.0161in"><text:p text:style-name="P3"><text:span text:style-name="T2">Simulación por Eventos Discretos, E</text:span><text:span text:style-name="T5">jercicios </text:span></text:p></draw:text-box></draw:frame><draw:frame draw:style-name="fr3" draw:name="Frame2" text:anchor-type="paragraph" svg:x="1.0898in" svg:y="-0.148in" svg:width="6.3in" svg:height="0.5425in" draw:z-index="1"><draw:text-box><text:p text:style-name="P4"><text:span text:style-name="T2"><text:s/></text:span><text:span text:style-name="MemberType"><text:span text:style-name="T14">Morón</text:span></text:span><text:span text:style-name="MemberType"><text:span text:style-name="T2"> </text:span></text:span><text:span text:style-name="MemberType"><text:span text:style-name="T14">J., ULA,   <text:s text:c="2"/>Gonzales D., ULA,     <text:s text:c="2"/>Rojas J., ULA</text:span></text:span></text:p></draw:text-box></draw:frame><text:span text:style-name="T12">Resumen</text:span><text:span text:style-name="T6">— </text:span><text:span text:style-name="T13">En este reporte se muestra cómo fueron simulados dos problemas planteados en el semestre B-2018 en la Universidad de Los Andes en la materia de Modelado y </text:span><text:span text:style-name="T31">Simulación</text:span><text:span text:style-name="T6"> </text:span><text:span text:style-name="T13">1. Para ambos ejercicios, fue utilizada la biblioteca de R orientada a simulaciones por eventos discretos Simmer</text:span><text:span text:style-name="T6"> </text:span><text:span text:style-name="T13">y para uno de ellos el entorno de s</text:span><text:span text:style-name="T31">imulación</text:span><text:span text:style-name="T6"> </text:span><text:span text:style-name="T31">Anylogic</text:span><text:span text:style-name="T13">. Para el primer ejercicio, se obtuvieron los resultados expuestos en la tabla #1 de la misma forma, para el segundo ejercicio se determinó</text:span><text:span text:style-name="T6"> </text:span><text:span text:style-name="T13">que la cantidad de ambulancias</text:span><text:span text:style-name="T6"> </text:span><text:span text:style-name="T13">necesarias para cumplir el servicio sin la existencia de colas dependerá</text:span><text:span text:style-name="T6"> </text:span><text:span text:style-name="T13">del valor estipulado en la semilla de simulación, pero normalmente son necesarias en promedio de 6 a 8 ambulancias.</text:span></text:p>
        <text:p text:style-name="P13"/>
        <text:list xml:id="list1827624222" text:style-name="WWNum2">
          <text:list-item>
            <text:h text:style-name="P81" text:outline-level="1">Introducción<text:bookmark text:name="PointTmp"/></text:h>
          </text:list-item>
        </text:list>
        <text:p text:style-name="P39"><text:span text:style-name="T15">La </text:span><text:span text:style-name="T19">simulación por eventos discretos</text:span><text:span text:style-name="T24"> es una técnica informática de modelado dinámico de sistemas. Frente a su homóloga, la simulación de tiempo continuo, esta se caracteriza por un control en la variable del tiempo que permite avanzar a éste a intervalos variables, en función de la planificación de ocurrencia de tales eventos a un tiempo futuro. Un requisito para aplicar esta técnica es que las variables que definen el sistema no cambien su comportamiento durante el intervalo simulado. En este caso se estudiará la </text:span><text:span text:style-name="T19">teoría</text:span><text:span text:style-name="T24"> </text:span><text:span text:style-name="T19">de colas</text:span><text:span text:style-name="T24">, el estudio matemático de las colas o líneas de espera dentro de un sistema. Esta teoría estudia factores como el tiempo de espera medio en las colas o la capacidad de trabajo del sistema sin que llegue a colapsar. Para los análisis y simulaciones se utilizará </text:span><text:span text:style-name="T28">R</text:span><text:span text:style-name="T24"> </text:span><text:span text:style-name="T29">el cual </text:span><text:span text:style-name="T24">es un entorno y lenguaje de programación con un enfoque al análisis estadístico y también </text:span><text:span text:style-name="T19">Anylogic</text:span><text:span text:style-name="T24">, un software de simulación avanzado.</text:span></text:p>
        <text:list xml:id="list210933708420746" text:continue-numbering="true" text:style-name="WWNum2">
          <text:list-item>
            <text:h text:style-name="P82" text:outline-level="1"><text:span text:style-name="T8">Resultados y </text:span><text:span text:style-name="T11">Análisis</text:span><text:span text:style-name="T8"> </text:span></text:h>
          </text:list-item>
        </text:list>
        <text:p text:style-name="P7">Ejercicio 1:</text:p>
        <text:p text:style-name="P5"/>
        <text:p text:style-name="P8">Enunciado:</text:p>
        <text:p text:style-name="P9"/>
        <text:p text:style-name="P10">El mismo del examen teórico, a saber: Los barcos llegan a un puerto con tiempos entre llegada exponenciales con media de 1.25 días. El puerto tiene un muelle con dos atracaderos y dos</text:p>
        <text:p text:style-name="P10">grúas para descargar los barcos. Los barcos que llegan cuando ambos atracaderos están ocupados se unen a una cola FIFO. El tiempo para que una grúa descargue un barco se distribuye como una uniforme entre 0.5 y 1.5 días. Si solo un barco está en el atracadero, ambas grúas descargan el barco y el tiempo se reduce en la mitad. Cuando dos barcos están en el</text:p>
        <text:p text:style-name="P10">atracadero, cada grúa se encargar de un barco diferente. Si ambas grúas se encuentran descargando un barco y llega un segundo barco al atracadero una de las grúas comienza a servir a este barco y el tiempo que resta al primero barco se duplica. Corra la simulación por 90 días. Se desea calcular el tiempo promedio de espera de un barco para ser atendido y el tiempo máximo así como también el tiempo mínimo, promedio y máximo de descarga.</text:p>
        <text:p text:style-name="P5"/>
        <text:p text:style-name="P9"><text:bookmark-start text:name="__DdeLink__1397_1196370565"/>Modelo:<text:bookmark-end text:name="__DdeLink__1397_1196370565"/></text:p>
        <text:p text:style-name="P9"/>
        <text:p text:style-name="P43"><text:span text:style-name="T15">El núcleo</text:span> <text:span text:style-name="T15">fundamental del modelo</text:span> <text:span text:style-name="T15">realizado en el lenguaje estadístico</text:span> <text:span text:style-name="T15">R y con la librería de simulación</text:span> <text:span text:style-name="T15">Simmer, expuesto en el archivo </text:span><text:span text:style-name="T18">pier.R</text:span><text:span text:style-name="T15">, consta con una trayectoria principal llamada </text:span><text:span text:style-name="T18">boat</text:span> <text:span text:style-name="T15">y un ambiente llamado</text:span> <text:span text:style-name="T18">pier</text:span><text:span text:style-name="T15">. La trayectoria principal debido</text:span> <text:span text:style-name="T15">a las características</text:span> <text:span text:style-name="T15">del modelo se realizó</text:span> <text:span text:style-name="T15">con tres sub trayectoritas mediante el uso de la función</text:span> <text:span text:style-name="T18">branch</text:span> <text:span text:style-name="T15">ya que se categorizaron tres tipos de llegadas para los botes. Las tres sub trayectorias</text:span> <text:span text:style-name="T15">siguen el siguiente esquema cambiando solo algunas peculiaridades.</text:span></text:p>
        <text:p text:style-name="P19"><text:span text:style-name="T15">Se asignan tres atributos en la trayectoria, necesarios para la ejecución</text:span> <text:span text:style-name="T15">de las mismas. Tiempo de inicio </text:span><text:span text:style-name="T18">start_time</text:span><text:span text:style-name="T15">, multiplicador de acuerdo</text:span> <text:span text:style-name="T15">al tipo de llegada </text:span><text:span text:style-name="T18">multiplier</text:span> <text:span text:style-name="T15">y el tiempo de servicio </text:span><text:span text:style-name="T18">activity_time</text:span><text:span text:style-name="T15">. Luego se realiza un </text:span><text:span text:style-name="T18">release</text:span> <text:span text:style-name="T15">del recurso grua</text:span> <text:span text:style-name="T18">crane</text:span> <text:span text:style-name="T15">donde se ejecuta un </text:span><text:span text:style-name="T18">timeout</text:span> <text:span text:style-name="T15">cuya duración</text:span> <text:span text:style-name="T15">va de acuerdo</text:span> <text:span text:style-name="T15">a una distribución</text:span> <text:span text:style-name="T15">uniforme entre </text:span><text:span text:style-name="T20">0.5</text:span><text:span text:style-name="T15"> y </text:span><text:span text:style-name="T20">1.5</text:span><text:span text:style-name="T15">, por último,</text:span> <text:span text:style-name="T15">se imprime un mensaje que indica que finalizo una sub trayectoria.</text:span></text:p>
        <text:p text:style-name="P19"><text:span text:style-name="T15">En la primera sub trayectoria, el bote llega</text:span> <text:span text:style-name="T15">al puerto y los dos embarcaderos se encuentran desocupados, de acuerdo con el enunciado este caso debe procesarse de manera que mientras no llegue ningún</text:span> <text:span text:style-name="T15">otro barco al sistema, ambas grúas</text:span> <text:span text:style-name="T15">deben atender a este barco, esta sub trayectoria tiene la peculiaridad</text:span> <text:span text:style-name="T15">de que posee un manejador de señal</text:span> <text:span text:style-name="T15">mediante el uso de la función</text:span> <text:span text:style-name="T18">trap</text:span> <text:span text:style-name="T15">el cual se dispara en el momento que llegue otro barco al sistema y ambas grúas</text:span> <text:span text:style-name="T15">estén</text:span> <text:span text:style-name="T15">atendiendo</text:span> <text:span text:style-name="T15">a un solo barco, al momento de recibir esta señal el manejador procede a realizar un segundo</text:span> <text:span text:style-name="T18">timeout</text:span> <text:span text:style-name="T15">para el primer barco con el fin de simular la condición</text:span> <text:span text:style-name="T15">que dicta</text:span></text:p>
        <text:p text:style-name="P21"><text:span text:style-name="T32">“</text:span><text:span text:style-name="T21">Si ambas grúas se encuentran descargando un barco y llega un segundo barco al atracadero una de las grúas comienza a servir a este barco y el tiempo que resta al primero barco se duplica”</text:span><text:span text:style-name="T16">.</text:span></text:p>
        <text:p text:style-name="P18"><text:span text:style-name="T15">La segunda sub trayectoria, simula el segundo caso, cuando llega un bote al sistema y ambas grúas</text:span> <text:span text:style-name="T15">se están</text:span> <text:span text:style-name="T15">ocupando de un único</text:span> <text:span text:style-name="T15">bote, en este caso se envía</text:span> <text:span text:style-name="T15">una señal mediante el uso de la función</text:span> <text:span text:style-name="T18">send</text:span> <text:span text:style-name="T15">la cual será</text:span> <text:span text:style-name="T15">recibida como se explicó</text:span> <text:soft-page-break/><text:span text:style-name="T15">anteriormente por la primer sub trayectoria. Se realizo este envío</text:span> <text:span text:style-name="T15">de señal</text:span> <text:span text:style-name="T15">con el fin de determinar el tiempo exacto del segundo </text:span><text:span text:style-name="T18">timeout</text:span> <text:span text:style-name="T15">del primer barco.</text:span></text:p>
        <text:p text:style-name="P18"><text:span text:style-name="T15">La tercera y última</text:span> <text:span text:style-name="T15">sub</text:span> <text:span text:style-name="T15">trayectoria sigue el camino estándar</text:span> <text:span text:style-name="T15">de las otras dos sin ninguna peculiaridad adicional.</text:span></text:p>
        <text:p text:style-name="P18"><text:span text:style-name="T15">El ambiente de simulación</text:span> <text:span text:style-name="T18">pier</text:span> <text:span text:style-name="T15">posee dos recursos de tipo </text:span><text:span text:style-name="T18">crane</text:span> <text:span text:style-name="T15">y genera diez barcos de acuerdo a una distribución</text:span> <text:span text:style-name="T15">exponencial</text:span> <text:span text:style-name="T15">con media 1.25. Esta simulación</text:span> <text:span text:style-name="T15">se realizó quince veces con semillas distintas todas para un tiempo</text:span> <text:span text:style-name="T15">de noventa días.</text:span></text:p>
        <text:p text:style-name="P18"><text:span text:style-name="T15">Finalmente,</text:span> <text:span text:style-name="T15">los resultados obtenidos se presentan en una tabla, la cual presentamos a continuación:</text:span></text:p>
        <text:p text:style-name="P27">tabla #1</text:p>
        <table:table table:name="Table4" table:style-name="Table4">
          <table:table-column table:style-name="Table4.A" table:number-columns-repeated="2"/>
          <table:table-column table:style-name="Table4.C" table:number-columns-repeated="5"/>
          <table:table-column table:style-name="Table4.H"/>
          <table:table-row>
            <table:table-cell table:style-name="Table4.A1" office:value-type="string">
              <text:p text:style-name="P77"/>
            </table:table-cell>
            <table:table-cell table:style-name="Table4.A1" office:value-type="string">
              <text:p text:style-name="P76">Número de Barcos</text:p>
              <text:p text:style-name="P15"/>
            </table:table-cell>
            <table:table-cell table:style-name="Table4.A1" office:value-type="string">
              <text:p text:style-name="P70">Tiempo se espera promedio</text:p>
            </table:table-cell>
            <table:table-cell table:style-name="Table4.A1" office:value-type="string">
              <text:p text:style-name="P72"><text:span text:style-name="T49">Tiempo </text:span><text:span text:style-name="Emphasis"><text:span text:style-name="T48">máximo</text:span></text:span><text:span text:style-name="T49"> de espera</text:span></text:p>
            </table:table-cell>
            <table:table-cell table:style-name="Table4.A1" office:value-type="string">
              <text:p text:style-name="P72"><text:span text:style-name="T49">Tiempo </text:span><text:span text:style-name="Emphasis"><text:span text:style-name="T48">mínimo</text:span></text:span><text:span text:style-name="T49"> de espera</text:span></text:p>
            </table:table-cell>
            <table:table-cell table:style-name="Table4.A1" office:value-type="string">
              <text:p text:style-name="P71">Tiempo de descarga promedio</text:p>
            </table:table-cell>
            <table:table-cell table:style-name="Table4.A1" office:value-type="string">
              <text:p text:style-name="P73"><text:span text:style-name="T47">Tiempo </text:span><text:span text:style-name="Emphasis"><text:span text:style-name="T48">máximo</text:span></text:span><text:span text:style-name="T47"> de descarga</text:span></text:p>
            </table:table-cell>
            <table:table-cell table:style-name="Table4.H1" office:value-type="string">
              <text:p text:style-name="P73"><text:span text:style-name="T47">Tiempo </text:span><text:span text:style-name="Emphasis"><text:span text:style-name="T48">mínimo</text:span></text:span><text:span text:style-name="Emphasis"><text:span text:style-name="T49"> </text:span></text:span><text:span text:style-name="T47">de descarga</text:span>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33</text:p>
            </table:table-cell>
            <table:table-cell table:style-name="Table4.A2" office:value-type="string">
              <text:p text:style-name="P65">2.08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3.57</text:p>
            </table:table-cell>
            <table:table-cell table:style-name="Table4.A2" office:value-type="string">
              <text:p text:style-name="P59">26.46</text:p>
            </table:table-cell>
            <table:table-cell table:style-name="Table4.H2" office:value-type="string">
              <text:p text:style-name="P60">0.67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</text:p>
            </table:table-cell>
            <table:table-cell table:style-name="Table4.A2" office:value-type="string">
              <text:p text:style-name="P65">0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0.49</text:p>
            </table:table-cell>
            <table:table-cell table:style-name="Table4.A2" office:value-type="string">
              <text:p text:style-name="P59">0.67</text:p>
            </table:table-cell>
            <table:table-cell table:style-name="Table4.H2" office:value-type="string">
              <text:p text:style-name="P60">0.31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01</text:p>
            </table:table-cell>
            <table:table-cell table:style-name="Table4.A2" office:value-type="string">
              <text:p text:style-name="P65">0.11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0.6</text:p>
            </table:table-cell>
            <table:table-cell table:style-name="Table4.A2" office:value-type="string">
              <text:p text:style-name="P59">1.01</text:p>
            </table:table-cell>
            <table:table-cell table:style-name="Table4.H2" office:value-type="string">
              <text:p text:style-name="P60">0.25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21</text:p>
            </table:table-cell>
            <table:table-cell table:style-name="Table4.A2" office:value-type="string">
              <text:p text:style-name="P65">0.1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1.85</text:p>
            </table:table-cell>
            <table:table-cell table:style-name="Table4.A2" office:value-type="string">
              <text:p text:style-name="P59">9.61</text:p>
            </table:table-cell>
            <table:table-cell table:style-name="Table4.H2" office:value-type="string">
              <text:p text:style-name="P60">0.52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06</text:p>
            </table:table-cell>
            <table:table-cell table:style-name="Table4.A2" office:value-type="string">
              <text:p text:style-name="P65">0.54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3.91</text:p>
            </table:table-cell>
            <table:table-cell table:style-name="Table4.A2" office:value-type="string">
              <text:p text:style-name="P59">31.45</text:p>
            </table:table-cell>
            <table:table-cell table:style-name="Table4.H2" office:value-type="string">
              <text:p text:style-name="P60">0.53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08</text:p>
            </table:table-cell>
            <table:table-cell table:style-name="Table4.A2" office:value-type="string">
              <text:p text:style-name="P65">0.75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2.61</text:p>
            </table:table-cell>
            <table:table-cell table:style-name="Table4.A2" office:value-type="string">
              <text:p text:style-name="P59">20.52</text:p>
            </table:table-cell>
            <table:table-cell table:style-name="Table4.H2" office:value-type="string">
              <text:p text:style-name="P60">0.29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02</text:p>
            </table:table-cell>
            <table:table-cell table:style-name="Table4.A2" office:value-type="string">
              <text:p text:style-name="P65">0.22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3.45</text:p>
            </table:table-cell>
            <table:table-cell table:style-name="Table4.A2" office:value-type="string">
              <text:p text:style-name="P59">28.4</text:p>
            </table:table-cell>
            <table:table-cell table:style-name="Table4.H2" office:value-type="string">
              <text:p text:style-name="P60">0.37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32</text:p>
            </table:table-cell>
            <table:table-cell table:style-name="Table4.A2" office:value-type="string">
              <text:p text:style-name="P65">1.12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2.68</text:p>
            </table:table-cell>
            <table:table-cell table:style-name="Table4.A2" office:value-type="string">
              <text:p text:style-name="P59">18.39</text:p>
            </table:table-cell>
            <table:table-cell table:style-name="Table4.H2" office:value-type="string">
              <text:p text:style-name="P60">0.52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04</text:p>
            </table:table-cell>
            <table:table-cell table:style-name="Table4.A2" office:value-type="string">
              <text:p text:style-name="P65">0.24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3.01</text:p>
            </table:table-cell>
            <table:table-cell table:style-name="Table4.A2" office:value-type="string">
              <text:p text:style-name="P59">23.19</text:p>
            </table:table-cell>
            <table:table-cell table:style-name="Table4.H2" office:value-type="string">
              <text:p text:style-name="P60">0.36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06</text:p>
            </table:table-cell>
            <table:table-cell table:style-name="Table4.A2" office:value-type="string">
              <text:p text:style-name="P65">0.3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2.36</text:p>
            </table:table-cell>
            <table:table-cell table:style-name="Table4.A2" office:value-type="string">
              <text:p text:style-name="P59">16.87</text:p>
            </table:table-cell>
            <table:table-cell table:style-name="Table4.H2" office:value-type="string">
              <text:p text:style-name="P60">0.42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79</text:p>
            </table:table-cell>
            <table:table-cell table:style-name="Table4.A2" office:value-type="string">
              <text:p text:style-name="P65">2.63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2.58</text:p>
            </table:table-cell>
            <table:table-cell table:style-name="Table4.A2" office:value-type="string">
              <text:p text:style-name="P59">15.39</text:p>
            </table:table-cell>
            <table:table-cell table:style-name="Table4.H2" office:value-type="string">
              <text:p text:style-name="P60">0.6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06</text:p>
            </table:table-cell>
            <table:table-cell table:style-name="Table4.A2" office:value-type="string">
              <text:p text:style-name="P65">0.64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4.6</text:p>
            </table:table-cell>
            <table:table-cell table:style-name="Table4.A2" office:value-type="string">
              <text:p text:style-name="P59">36.66</text:p>
            </table:table-cell>
            <table:table-cell table:style-name="Table4.H2" office:value-type="string">
              <text:p text:style-name="P60">0.38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16</text:p>
            </table:table-cell>
            <table:table-cell table:style-name="Table4.A2" office:value-type="string">
              <text:p text:style-name="P65">1.08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3.2</text:p>
            </table:table-cell>
            <table:table-cell table:style-name="Table4.A2" office:value-type="string">
              <text:p text:style-name="P59">25.14</text:p>
            </table:table-cell>
            <table:table-cell table:style-name="Table4.H2" office:value-type="string">
              <text:p text:style-name="P60">0.31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06</text:p>
            </table:table-cell>
            <table:table-cell table:style-name="Table4.A2" office:value-type="string">
              <text:p text:style-name="P65">0.64</text:p>
            </table:table-cell>
            <table:table-cell table:style-name="Table4.A2" office:value-type="string">
              <text:p text:style-name="P62">0</text:p>
            </table:table-cell>
            <table:table-cell table:style-name="Table4.A2" office:value-type="string">
              <text:p text:style-name="P61">3.16</text:p>
            </table:table-cell>
            <table:table-cell table:style-name="Table4.A2" office:value-type="string">
              <text:p text:style-name="P59">25.75</text:p>
            </table:table-cell>
            <table:table-cell table:style-name="Table4.H2" office:value-type="string">
              <text:p text:style-name="P60">0.38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.22</text:p>
            </table:table-cell>
            <table:table-cell table:style-name="Table4.A2" office:value-type="string">
              <text:p text:style-name="P65">1.04</text:p>
            </table:table-cell>
            <table:table-cell table:style-name="Table4.A2" office:value-type="string">
              <text:p text:style-name="P63">0</text:p>
            </table:table-cell>
            <table:table-cell table:style-name="Table4.A2" office:value-type="string">
              <text:p text:style-name="P61">2.07</text:p>
            </table:table-cell>
            <table:table-cell table:style-name="Table4.A2" office:value-type="string">
              <text:p text:style-name="P59">13.34</text:p>
            </table:table-cell>
            <table:table-cell table:style-name="Table4.H2" office:value-type="string">
              <text:p text:style-name="P60">0.45</text:p>
            </table:table-cell>
          </table:table-row>
          <table:table-row>
            <table:table-cell table:style-name="Table4.A2" office:value-type="string">
              <text:p text:style-name="P67"/>
            </table:table-cell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4">0</text:p>
            </table:table-cell>
            <table:table-cell table:style-name="Table4.A2" office:value-type="string">
              <text:p text:style-name="P65">0</text:p>
            </table:table-cell>
            <table:table-cell table:style-name="Table4.A2" office:value-type="string">
              <text:p text:style-name="P63">0</text:p>
            </table:table-cell>
            <table:table-cell table:style-name="Table4.A2" office:value-type="string">
              <text:p text:style-name="P61">3.92</text:p>
            </table:table-cell>
            <table:table-cell table:style-name="Table4.A2" office:value-type="string">
              <text:p text:style-name="P59">33.18</text:p>
            </table:table-cell>
            <table:table-cell table:style-name="Table4.H2" office:value-type="string">
              <text:p text:style-name="P60">0.33</text:p>
            </table:table-cell>
          </table:table-row>
          <table:table-row>
            <table:table-cell table:style-name="Table4.A2" office:value-type="string">
              <text:p text:style-name="P68">Rango</text:p>
            </table:table-cell>
            <table:table-cell table:style-name="Table4.A2" office:value-type="string">
              <text:p text:style-name="P67">[10, 10]</text:p>
            </table:table-cell>
            <table:table-cell table:style-name="Table4.A2" office:value-type="string">
              <text:p text:style-name="P75">[0 , <text:s/>0.79]</text:p>
              <text:p text:style-name="P17"/>
            </table:table-cell>
            <table:table-cell table:style-name="Table4.A2" office:value-type="string">
              <text:p text:style-name="P75">[0, 2.63]</text:p>
            </table:table-cell>
            <table:table-cell table:style-name="Table4.A2" office:value-type="string">
              <text:p text:style-name="P14">[0, 0]</text:p>
            </table:table-cell>
            <table:table-cell table:style-name="Table4.A2" office:value-type="string">
              <text:p text:style-name="P61">[0.49, 4.60</text:p>
            </table:table-cell>
            <table:table-cell table:style-name="Table4.A2" office:value-type="string">
              <text:p text:style-name="P59">[0.67, 36.66]</text:p>
            </table:table-cell>
            <table:table-cell table:style-name="Table4.H2" office:value-type="string">
              <text:p text:style-name="P60">[0.25, 0.67]</text:p>
            </table:table-cell>
          </table:table-row>
          <table:table-row>
            <table:table-cell table:style-name="Table4.A2" office:value-type="string">
              <text:p text:style-name="P58">Desviación Estándar</text:p>
            </table:table-cell>
            <table:table-cell table:style-name="Table4.A2" office:value-type="string">
              <text:p text:style-name="P69">0</text:p>
            </table:table-cell>
            <table:table-cell table:style-name="Table4.A2" office:value-type="string">
              <text:p text:style-name="P64">0.2</text:p>
            </table:table-cell>
            <table:table-cell table:style-name="Table4.A2" office:value-type="string">
              <text:p text:style-name="P66">0.73</text:p>
            </table:table-cell>
            <table:table-cell table:style-name="Table4.A2" office:value-type="string">
              <text:p text:style-name="P16">0</text:p>
            </table:table-cell>
            <table:table-cell table:style-name="Table4.A2" office:value-type="string">
              <text:p text:style-name="P61">1.12</text:p>
            </table:table-cell>
            <table:table-cell table:style-name="Table4.A2" office:value-type="string">
              <text:p text:style-name="P59">10.59</text:p>
            </table:table-cell>
            <table:table-cell table:style-name="Table4.H2" office:value-type="string">
              <text:p text:style-name="P60">0.12</text:p>
            </table:table-cell>
          </table:table-row>
        </table:table>
        <text:p text:style-name="P27"/>
        <text:p text:style-name="P28"><text:span text:style-name="T33">Con los resultados</text:span><text:span text:style-name="T38"> </text:span><text:span text:style-name="T33">obtenidos en la </text:span><text:span text:style-name="T35">tabla #1</text:span><text:span text:style-name="T33">, vemos que el modelo se ejecutó</text:span><text:span text:style-name="T38"> </text:span><text:span text:style-name="T33">de forma correcta cumpliendo con los parámetros</text:span><text:span text:style-name="T38"> </text:span><text:span text:style-name="T33">expuestos en el enunciado del ejercicio. Con el fin de comprender la simulación</text:span><text:span text:style-name="T38"> </text:span><text:span text:style-name="T33">que se está</text:span><text:span text:style-name="T38"> </text:span><text:span text:style-name="T33">realizando se incluye además</text:span><text:span text:style-name="T38"> </text:span><text:span text:style-name="T33">un archivo </text:span><text:span text:style-name="T36">pier_one_run.R</text:span><text:span text:style-name="T38"> </text:span><text:span text:style-name="T33">el cual funge</text:span><text:span text:style-name="T38"> </text:span><text:span text:style-name="T33">como referencia para entender lo que sucede en una sola corrida del sistema.</text:span></text:p>
        <text:p text:style-name="P7">Ejercicio 2:</text:p>
        <text:p text:style-name="P5"/>
        <text:p text:style-name="P9">Enunciado:</text:p>
        <text:p text:style-name="P9"/>
        <text:p text:style-name="P11">En una larga zona metropolitana, un centro de atención de emergencias recibe solicitudes y despacha ambulancias a una tasa de 1 cada 15 ± l0 minutos. Aproximadamente, 15% de las</text:p>
        <text:p text:style-name="P11">solicitudes son falsas alarmas que toman 12 ± 2 minutos en ser procesadas. Las restantes solicitudes pueden ser de dos tipos: Los casos graves (15% de las llamadas no falsas) que toman</text:p>
        <text:p text:style-name="P11">aproximadamente 25 ± 5 minutos y las llamadas normales (el resto) que tardan 20 ± 10 minutos en procesarse. Asuma que hay un número muy grande de ambulancias y que todas</text:p>
        <text:p text:style-name="P11">pueden estar disponibles cuando sea necesario. Simule el sistema para 500 llamadas.</text:p>
        <text:p text:style-name="P11">a) Estime la cantidad de ambulancias requeridas para cubrir 100% el servicio requerido.</text:p>
        <text:p text:style-name="P11">b) Suponga que hay una sola ambulancia disponible. Cualquier llamada que ocurra mientras una ambulancia esta en servicio debe esperar. Puede una sola ambulancia proporcionar el servicio requerido?</text:p>
        <text:p text:style-name="P11">c) Simule el sistema con x ambulancias, donde x = 1,2,3 o 4. Compare las alternativas en terminos de cuanto tiempo debe esperar una solicitud para ser atendida, el porcentaje de solicitudes que deben esperar y el porcentaje de tiempo que las ambulancias están ocupadas.</text:p>
        <text:p text:style-name="P6"/>
        <text:p text:style-name="P38">Modelo:</text:p>
        <text:p text:style-name="P30"><text:span text:style-name="T15">La simulación</text:span><text:span text:style-name="T2"> </text:span><text:span text:style-name="T15">para este ejercicio se realizó</text:span><text:span text:style-name="T2"> </text:span><text:span text:style-name="T15">tanto en el lenguaje estadístico</text:span><text:span text:style-name="T2"> </text:span><text:span text:style-name="T17">R</text:span><text:span text:style-name="T15">, con librería </text:span><text:span text:style-name="T17">simmer</text:span><text:span text:style-name="T2"> </text:span><text:span text:style-name="T15">como en </text:span><text:span text:style-name="T17">Anylogic</text:span><text:span text:style-name="T15">, En el caso de </text:span><text:span text:style-name="T17">simmer</text:span><text:span text:style-name="T2"> </text:span><text:span text:style-name="T15">se construyó</text:span><text:span text:style-name="T2"> </text:span><text:span text:style-name="T15">el modelo de la siguiente manera:</text:span></text:p>
        <text:p text:style-name="P31"/>
        <text:p text:style-name="P32">….</text:p>
        <text:p text:style-name="P31"/>
        <text:p text:style-name="P18"><text:span text:style-name="T15">Se crearon tres trayectorias </text:span><text:span text:style-name="T17">call_1 </text:span><text:span text:style-name="T15">(falses alarmas)</text:span><text:span text:style-name="T17">, call_2 </text:span><text:span text:style-name="T15">(casos graves) y </text:span><text:span text:style-name="T17">call_3 </text:span><text:span text:style-name="T15">(llamadas</text:span> <text:span text:style-name="T15">normales), una para cada tipo de llamada cada uno da ellas cuanta con un atributo para el tiempo de inicio </text:span><text:span text:style-name="T17">start_time</text:span> <text:span text:style-name="T15">el tiempo en servicio </text:span><text:span text:style-name="T17">activity_time</text:span> <text:span text:style-name="T15">y se realiza un </text:span><text:span text:style-name="T17">release</text:span><text:span text:style-name="T15">, del servidor </text:span><text:span text:style-name="T17">ambulance</text:span><text:span text:style-name="T15">, donde se realiza un </text:span><text:span text:style-name="T17">timeout</text:span> <text:span text:style-name="T15">descrito por una distribución</text:span> <text:span text:style-name="T15">uniforme cuyos parámetros</text:span> <text:span text:style-name="T15">difieren de acuerdo al enunciado para cada tipo de llamada. Además,</text:span> <text:span text:style-name="T15">se instancio el ambiente de simulación</text:span> <text:span text:style-name="T15">llamado </text:span><text:span text:style-name="T17">hospital, </text:span><text:span text:style-name="T15">el cual tiene como recurso ambulancias, con el nombre </text:span><text:span text:style-name="T17">ambulance</text:span><text:span text:style-name="T15">. El ambiente de simulación</text:span> <text:span text:style-name="T15">genera </text:span><text:span text:style-name="T27">de acuerco con los porcentajes en el enunciado, </text:span><text:span text:style-name="T15">75 llamadas</text:span> <text:span text:style-name="T15">del tipo </text:span><text:span text:style-name="T17">call_1</text:span><text:span text:style-name="T15">, 6</text:span><text:span text:style-name="T26">4</text:span><text:span text:style-name="T15"> llamadas</text:span> <text:span text:style-name="T15">del tipo </text:span><text:soft-page-break/><text:span text:style-name="T17">call_2 </text:span><text:span text:style-name="T15">y 36</text:span><text:span text:style-name="T26">1</text:span><text:span text:style-name="T15"> del tipo </text:span><text:span text:style-name="T17">call_3, </text:span><text:span text:style-name="T15">todas de acuerdo con una distribución</text:span> <text:span text:style-name="T15">uniforme entre 5 y 25.</text:span></text:p>
        <text:p text:style-name="P18"><text:span text:style-name="T15">En el caso de </text:span><text:span text:style-name="T17">anylogic</text:span> <text:span text:style-name="T15">el modelo se construyó</text:span> <text:span text:style-name="T15">de la siguiente </text:span><text:span text:style-name="T22">forma</text:span><text:span text:style-name="T15">:</text:span></text:p>
        <text:p text:style-name="P18"><text:span text:style-name="T15">La simulación</text:span> <text:span text:style-name="T15">se ejecutó de manera distinta para cada inciso obteniendo los mismos resultados tanto en </text:span><text:span text:style-name="T17">simmer</text:span> <text:span text:style-name="T15">como en </text:span><text:span text:style-name="T17">anylogic. </text:span><text:span text:style-name="T15">Las corridas se realizaron de</text:span> <text:span text:style-name="T15">la siguiente forma:</text:span> </text:p>
        <text:p text:style-name="P22">Parte a:</text:p>
        <text:p text:style-name="P18"><text:span text:style-name="T15">Se ejecuto la simulación</text:span> <text:span text:style-name="T15">para 7, 8 y 9 ambulancias, 15 veces cada una con semillas distintas obteniendo los siguientes resultados:</text:span></text:p>
        <text:p text:style-name="P23">tabla <text:s/>#2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4">Número de Ambulancias</text:p>
            </table:table-cell>
            <table:table-cell table:style-name="Table1.B1" office:value-type="string">
              <text:p text:style-name="P45">Número <text:span text:style-name="T43">de veces que se soporto la demanda total</text:span></text:p>
            </table:table-cell>
          </table:table-row>
          <table:table-row>
            <table:table-cell table:style-name="Table1.A2" office:value-type="string">
              <text:p text:style-name="P47">7</text:p>
            </table:table-cell>
            <table:table-cell table:style-name="Table1.B2" office:value-type="string">
              <text:p text:style-name="P74">11</text:p>
            </table:table-cell>
          </table:table-row>
          <table:table-row>
            <table:table-cell table:style-name="Table1.A2" office:value-type="string">
              <text:p text:style-name="P47">8</text:p>
            </table:table-cell>
            <table:table-cell table:style-name="Table1.B2" office:value-type="string">
              <text:p text:style-name="P47">1<text:span text:style-name="T50">6</text:span></text:p>
            </table:table-cell>
          </table:table-row>
          <table:table-row>
            <table:table-cell table:style-name="Table1.A2" office:value-type="string">
              <text:p text:style-name="P47">9</text:p>
            </table:table-cell>
            <table:table-cell table:style-name="Table1.B2" office:value-type="string">
              <text:p text:style-name="P47">16</text:p>
            </table:table-cell>
          </table:table-row>
          <table:table-row>
            <table:table-cell table:style-name="Table1.A2" office:value-type="string">
              <text:p text:style-name="P48">Desviación Estándar</text:p>
            </table:table-cell>
            <table:table-cell table:style-name="Table1.B2" office:value-type="string">
              <text:p text:style-name="P36">2.89</text:p>
            </table:table-cell>
          </table:table-row>
          <table:table-row>
            <table:table-cell table:style-name="Table1.A2" office:value-type="string">
              <text:p text:style-name="P48">Rango</text:p>
            </table:table-cell>
            <table:table-cell table:style-name="Table1.B2" office:value-type="string">
              <text:p text:style-name="P47">[1<text:span text:style-name="T51">1</text:span>,16]</text:p>
            </table:table-cell>
          </table:table-row>
        </table:table>
        <text:p text:style-name="P24"/>
        <text:p text:style-name="P29"><text:span text:style-name="T40">La </text:span><text:span text:style-name="T41">tabla #2,</text:span><text:span text:style-name="T39"> </text:span><text:span text:style-name="T40">muestra que se necesitan aproximadamente 8 ambulancias para cumplir con la totalidad de la demanda. </text:span><text:span text:style-name="T10">Sin embargo,</text:span><text:span text:style-name="T9"> </text:span><text:span text:style-name="T10">vemos que para un gran número</text:span><text:span text:style-name="T9"> </text:span><text:span text:style-name="T10">de semillas con 7 ambulancias sería</text:span><text:span text:style-name="T9"> </text:span><text:span text:style-name="T10">suficiente para cubrir la totalidad, de modo que en este aspecto se nota como el valor de la semilla afecta considerablemente</text:span><text:span text:style-name="T9"> </text:span><text:span text:style-name="T10">el resultado de la simulación</text:span></text:p>
        <text:p text:style-name="P22">Parte b:</text:p>
        <text:p text:style-name="P18"><text:span text:style-name="T15">Se corrió</text:span> <text:span text:style-name="T15">la simulación</text:span> <text:span text:style-name="T15">para 1 sola ambulancia un total de 15 veces con semillas distintas, obteniendo</text:span> <text:span text:style-name="T15">los siguientes resultados:</text:span></text:p>
        <text:p text:style-name="P20"><text:span text:style-name="T15">tabla <text:s/>#</text:span><text:span text:style-name="T25">3</text:span><text:span text:style-name="T15">.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6">Número de Ambulancias</text:p>
            </table:table-cell>
            <table:table-cell table:style-name="Table2.B1" office:value-type="string">
              <text:p text:style-name="P46">Número <text:span text:style-name="T43">de veces que se soporto la demanda total</text:span></text:p>
            </table:table-cell>
          </table:table-row>
          <table:table-row>
            <table:table-cell table:style-name="Table2.A2" office:value-type="string">
              <text:p text:style-name="P49">1</text:p>
            </table:table-cell>
            <table:table-cell table:style-name="Table2.B2" office:value-type="string">
              <text:p text:style-name="P49">0</text:p>
            </table:table-cell>
          </table:table-row>
        </table:table>
        <text:p text:style-name="P25"/>
        <text:p text:style-name="P18"><text:span text:style-name="T15">La </text:span><text:span text:style-name="T17">tabla #3, </text:span><text:span text:style-name="T15">muestra que una sola ambulancia no es suficiente para suplir la totalidad de la demanda, </text:span><text:span text:style-name="T23">en concordancia con el punto anterior.</text:span></text:p>
        <text:p text:style-name="P21"/>
        <text:p text:style-name="P22">Parte c:</text:p>
        <text:p text:style-name="P18"><text:span text:style-name="T15">Se ejecuto la simulación para 1, 2, 3</text:span> <text:span text:style-name="T15">y 4</text:span> <text:span text:style-name="T15">ambulancias, 15 veces cada una con semillas distintas obteniendo los siguientes resultados:</text:span></text:p>
        <text:p text:style-name="P26">tabla #4.</text:p>
        <table:table table:name="Table3" table:style-name="Table3">
          <table:table-column table:style-name="Table3.A" table:number-columns-repeated="2"/>
          <table:table-column table:style-name="Table3.C"/>
          <table:table-column table:style-name="Table3.A"/>
          <table:table-column table:style-name="Table3.E"/>
          <table:table-row>
            <table:table-cell table:style-name="Table3.A1" office:value-type="string">
              <text:p text:style-name="P54"/>
            </table:table-cell>
            <table:table-cell table:style-name="Table3.A1" office:value-type="string">
              <text:p text:style-name="P54">Número de Ambulancias</text:p>
            </table:table-cell>
            <table:table-cell table:style-name="Table3.A1" office:value-type="string">
              <text:p text:style-name="P52">Tiempo de espera promedio</text:p>
            </table:table-cell>
            <table:table-cell table:style-name="Table3.A1" office:value-type="string">
              <text:p text:style-name="P52">Porcentaje promedio de llamadas que deben esperar</text:p>
            </table:table-cell>
            <table:table-cell table:style-name="Table3.E1" office:value-type="string">
              <text:p text:style-name="P53">Tiempo de servicio promedio</text:p>
            </table:table-cell>
          </table:table-row>
          <table:table-row>
            <table:table-cell table:style-name="Table3.A2" office:value-type="string">
              <text:p text:style-name="P55"/>
            </table:table-cell>
            <table:table-cell table:style-name="Table3.A2" office:value-type="string">
              <text:p text:style-name="P55">1</text:p>
            </table:table-cell>
            <table:table-cell table:style-name="Table3.A2" office:value-type="string">
              <text:p text:style-name="P34"><text:bookmark text:name="rstudio_console_output3"/>266<text:span text:style-name="T52">8</text:span>.<text:span text:style-name="T52">82</text:span></text:p>
            </table:table-cell>
            <table:table-cell table:style-name="Table3.A2" office:value-type="string">
              <text:p text:style-name="P33"><text:bookmark text:name="rstudio_console_output4"/><text:span text:style-name="T45">99.7</text:span><text:span text:style-name="T56">4</text:span></text:p>
            </table:table-cell>
            <table:table-cell table:style-name="Table3.E2" office:value-type="string">
              <text:p text:style-name="P33"><text:bookmark text:name="rstudio_console_output5"/><text:span text:style-name="T45">99.9</text:span><text:span text:style-name="T44">9</text:span></text:p>
            </table:table-cell>
          </table:table-row>
          <table:table-row>
            <table:table-cell table:style-name="Table3.A2" office:value-type="string">
              <text:p text:style-name="P55"/>
            </table:table-cell>
            <table:table-cell table:style-name="Table3.A2" office:value-type="string">
              <text:p text:style-name="P55">2</text:p>
            </table:table-cell>
            <table:table-cell table:style-name="Table3.A2" office:value-type="string">
              <text:p text:style-name="P33"><text:bookmark text:name="rstudio_console_output6"/><text:span text:style-name="T45">34</text:span><text:span text:style-name="T53">8</text:span><text:span text:style-name="T45">.9</text:span><text:span text:style-name="T53">5</text:span></text:p>
            </table:table-cell>
            <table:table-cell table:style-name="Table3.A2" office:value-type="string">
              <text:p text:style-name="P35"><text:bookmark text:name="rstudio_console_output7"/>80.<text:span text:style-name="T55">98</text:span></text:p>
            </table:table-cell>
            <table:table-cell table:style-name="Table3.E2" office:value-type="string">
              <text:p text:style-name="P33"><text:bookmark text:name="rstudio_console_output8"/><text:span text:style-name="T45">178.</text:span><text:span text:style-name="T59">98</text:span></text:p>
            </table:table-cell>
          </table:table-row>
          <table:table-row>
            <table:table-cell table:style-name="Table3.A2" office:value-type="string">
              <text:p text:style-name="P55"/>
            </table:table-cell>
            <table:table-cell table:style-name="Table3.A2" office:value-type="string">
              <text:p text:style-name="P55">3</text:p>
            </table:table-cell>
            <table:table-cell table:style-name="Table3.A2" office:value-type="string">
              <text:p text:style-name="P33"><text:bookmark text:name="rstudio_console_output9"/><text:span text:style-name="T45">6</text:span><text:span text:style-name="T53">2.69</text:span></text:p>
            </table:table-cell>
            <table:table-cell table:style-name="Table3.A2" office:value-type="string">
              <text:p text:style-name="P33"><text:bookmark text:name="rstudio_console_output10"/><text:span text:style-name="T45">4</text:span><text:span text:style-name="T56">7</text:span><text:span text:style-name="T45">.</text:span><text:span text:style-name="T56">13</text:span></text:p>
            </table:table-cell>
            <table:table-cell table:style-name="Table3.E2" office:value-type="string">
              <text:p text:style-name="P35"><text:bookmark text:name="rstudio_console_output11"/>17<text:span text:style-name="T58">9</text:span>.<text:span text:style-name="T58">03</text:span></text:p>
            </table:table-cell>
          </table:table-row>
          <table:table-row>
            <table:table-cell table:style-name="Table3.A2" office:value-type="string">
              <text:p text:style-name="P55"/>
            </table:table-cell>
            <table:table-cell table:style-name="Table3.A2" office:value-type="string">
              <text:p text:style-name="P55">4</text:p>
            </table:table-cell>
            <table:table-cell table:style-name="Table3.A2" office:value-type="string">
              <text:p text:style-name="P35"><text:bookmark text:name="rstudio_console_output12"/>2.<text:span text:style-name="T52">6</text:span>7</text:p>
            </table:table-cell>
            <table:table-cell table:style-name="Table3.A2" office:value-type="string">
              <text:p text:style-name="P35"><text:bookmark text:name="rstudio_console_output13"/>27.<text:span text:style-name="T55">59</text:span></text:p>
            </table:table-cell>
            <table:table-cell table:style-name="Table3.E2" office:value-type="string">
              <text:p text:style-name="P35"><text:bookmark text:name="rstudio_console_output14"/>17<text:span text:style-name="T58">9</text:span>.<text:span text:style-name="T58">03</text:span></text:p>
            </table:table-cell>
          </table:table-row>
          <table:table-row>
            <table:table-cell table:style-name="Table3.A2" office:value-type="string">
              <text:p text:style-name="P56">Rango</text:p>
            </table:table-cell>
            <table:table-cell table:style-name="Table3.A2" office:value-type="string">
              <text:p text:style-name="P50">[1 , 4]</text:p>
            </table:table-cell>
            <table:table-cell table:style-name="Table3.A2" office:value-type="string">
              <text:p text:style-name="P37">[2.<text:span text:style-name="T52">6</text:span>7 , 266<text:span text:style-name="T52">8.82</text:span>]</text:p>
            </table:table-cell>
            <table:table-cell table:style-name="Table3.A2" office:value-type="string">
              <text:p text:style-name="P37">[27.<text:span text:style-name="T55">59</text:span> , 99.7<text:span text:style-name="T55">4</text:span>]</text:p>
            </table:table-cell>
            <table:table-cell table:style-name="Table3.E2" office:value-type="string">
              <text:p text:style-name="P37">[99.9<text:span text:style-name="T46">9</text:span>, 17<text:span text:style-name="T58">9</text:span>.<text:span text:style-name="T58">03</text:span>]</text:p>
            </table:table-cell>
          </table:table-row>
          <table:table-row>
            <table:table-cell table:style-name="Table3.A2" office:value-type="string">
              <text:p text:style-name="P57">Desviación Estándar</text:p>
            </table:table-cell>
            <table:table-cell table:style-name="Table3.A2" office:value-type="string">
              <text:p text:style-name="P51">1.29</text:p>
            </table:table-cell>
            <table:table-cell table:style-name="Table3.A2" office:value-type="string">
              <text:p text:style-name="P37">127<text:span text:style-name="T54">4</text:span>.<text:span text:style-name="T54">35</text:span></text:p>
            </table:table-cell>
            <table:table-cell table:style-name="Table3.A2" office:value-type="string">
              <text:p text:style-name="P37">32.<text:span text:style-name="T57">5</text:span>4</text:p>
            </table:table-cell>
            <table:table-cell table:style-name="Table3.E2" office:value-type="string">
              <text:p text:style-name="P37">39.5<text:span text:style-name="T58">1</text:span></text:p>
            </table:table-cell>
          </table:table-row>
        </table:table>
        <text:p text:style-name="P21"/>
        <text:p text:style-name="P79"><text:span text:style-name="T33">La </text:span><text:span text:style-name="T35">tabla #4,</text:span><text:span text:style-name="T39"> </text:span><text:span text:style-name="T33">muestra</text:span><text:span text:style-name="T39"> </text:span><text:span text:style-name="T33">cómo</text:span><text:span text:style-name="T39"> </text:span><text:span text:style-name="T33">mientras vamos incrementado la cantidad de ambulancias se reduce el tiempo de espera y el porcentaje de llamadas que deben esperar, </text:span><text:span text:style-name="T34">vemos como en concordancia con los incisos pasados si se siguen agregando ambulancias a la simulación</text:span><text:span text:style-name="T37"> </text:span><text:span text:style-name="T34">llega un momento donde el tiempo de espera promedio se hace 0</text:span><text:span text:style-name="T33">.</text:span></text:p>
        <text:p text:style-name="P80"><text:span text:style-name="T33">Con el fin de comprender la simulación que se está realizando se incluye además un archivo </text:span><text:span text:style-name="T36">ambulance_one_run.R</text:span><text:span text:style-name="T33"> el cual funge como referencia para entender lo que sucede en una sola corrida del sistema.</text:span></text:p>
        <text:list xml:id="list210934472326858" text:continue-numbering="true" text:style-name="WWNum2">
          <text:list-item>
            <text:h text:style-name="P83" text:outline-level="1">Conclusiones y recomendaciones</text:h>
          </text:list-item>
        </text:list>
        <text:p text:style-name="P42"><text:span text:style-name="T15">En las simulaciones por eventos discretos realizadas, concuerdan con la teoría</text:span> <text:span text:style-name="T15">de los procesos de colas, en logro determinar las distintas peculiaridades y estadísticas</text:span> <text:span text:style-name="T15">que surgen cuando en un sistema de colas existen dos servidores</text:span> <text:span text:style-name="T15">los cuales pueden servir a un mismo cliente con el fin de agilizar el tiempo de servicio del mismo, así</text:span> <text:span text:style-name="T15">como también cuando existe más</text:span> <text:span text:style-name="T15">de un servidor y hay un numero grande de clientes que entran al sistema, en este caso se determinó un aproximado de la cantidad de servidores que se deben emplear </text:span><text:soft-page-break/><text:span text:style-name="T15">para que 500 clientes sigan durante el proceso sin que ocurra tiempo de espera y ver las diferencias en las estadísticas</text:span> <text:span text:style-name="T15">tomadas para distintas cantidades de clientes en el sistema.</text:span> </text:p>
        <text:p text:style-name="P28"><text:span text:style-name="T33">Del mismo modo y con el fin de aportar, recomendamos que siempre que se haga este tipo de análisis</text:span><text:span text:style-name="T38"> </text:span><text:span text:style-name="T33">utilizando los lenguajes y softwares mencionados anteriormente se revise la documentación</text:span><text:span text:style-name="T38"> </text:span><text:span text:style-name="T33">que los grupos y empresas proveedoras de las herramientas tienen a su disposición. También</text:span><text:span text:style-name="T38"> </text:span><text:span text:style-name="T33">se recomienda que,</text:span><text:span text:style-name="T38"> </text:span><text:span text:style-name="T33">en caso de estar estancado en un punto, se realicen posts en los distintos grupos online que existen para las herramienta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, 'Times New Roman MSFontService', serif"/>
    <style:font-face style:name="Times New Roman2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3" style:font-size-asian="10pt" style:language-asian="en" style:country-asian="US" style:font-name-complex="Times New Roman3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Times New Roman" fo:font-size="10pt" fo:language="en" fo:country="US" style:letter-kerning="false" style:font-name-asian="Times New Roman3" style:font-size-asian="10pt" style:language-asian="en" style:country-asian="US" style:font-name-complex="Times New Roman3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3" style:font-family-asian="'Times New Roman'" style:font-family-generic-asian="system" style:font-pitch-asian="variable" style:font-size-asian="11pt" style:font-name-complex="Times New Roman3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3" style:font-family-asian="'Times New Roman'" style:font-family-generic-asian="system" style:font-pitch-asian="variable" style:font-size-asian="11pt" style:font-name-complex="Times New Roman3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5"><draw:text-box fo:min-height="0.0161in" fo:min-width="0.0161in"><text:p text:style-name="MP2"><text:span text:style-name="page_20_number"><text:span text:style-name="MT1"><text:page-number text:select-page="current">1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iodicals</meta:initial-creator>
    <meta:editing-cycles>209</meta:editing-cycles>
    <meta:print-date>2018-06-22T05:17:00</meta:print-date>
    <meta:creation-date>2016-10-15T21:17:00</meta:creation-date>
    <dc:date>2018-12-06T21:09:19.133047578</dc:date>
    <meta:editing-duration>P1DT12H51M11S</meta:editing-duration>
    <meta:generator>LibreOffice/6.0.6.2$Linux_X86_64 LibreOffice_project/00m0$Build-2</meta:generator>
    <meta:document-statistic meta:table-count="4" meta:image-count="0" meta:object-count="0" meta:page-count="4" meta:paragraph-count="240" meta:word-count="2126" meta:character-count="12371" meta:non-whitespace-character-count="10462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  <meta:template xlink:type="simple" xlink:actuate="onRequest" xlink:title="Normal" xlink:href=""/>
  </office:meta>
</office:document-meta>
</file>